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neue-haas-unica" svg:font-family="neue-haas-unica, sans-serif"/>
  </office:font-face-decls>
  <office:automatic-styles>
    <style:style style:name="P1" style:family="paragraph" style:parent-style-name="Standard">
      <style:text-properties officeooo:rsid="000910e0" officeooo:paragraph-rsid="000910e0"/>
    </style:style>
    <style:style style:name="P2" style:family="paragraph" style:parent-style-name="Standard">
      <style:text-properties officeooo:paragraph-rsid="000910e0"/>
    </style:style>
    <style:style style:name="P3" style:family="paragraph" style:parent-style-name="Standard">
      <style:text-properties fo:font-weight="bold" officeooo:rsid="000bbda0" officeooo:paragraph-rsid="000bbda0" style:font-weight-asian="bold" style:font-weight-complex="bold"/>
    </style:style>
    <style:style style:name="P4" style:family="paragraph" style:parent-style-name="Standard">
      <style:text-properties fo:font-weight="normal" officeooo:rsid="000af338" officeooo:paragraph-rsid="000af338" style:font-weight-asian="normal" style:font-weight-complex="normal"/>
    </style:style>
    <style:style style:name="P5" style:family="paragraph" style:parent-style-name="Standard">
      <style:text-properties fo:font-weight="normal" officeooo:rsid="000af338" officeooo:paragraph-rsid="000bbda0" style:font-weight-asian="normal" style:font-weight-complex="normal"/>
    </style:style>
    <style:style style:name="P6" style:family="paragraph" style:parent-style-name="Standard">
      <style:text-properties fo:font-weight="normal" officeooo:rsid="000bbda0" officeooo:paragraph-rsid="000bbda0" style:font-weight-asian="normal" style:font-weight-complex="normal"/>
    </style:style>
    <style:style style:name="P7" style:family="paragraph" style:parent-style-name="Standard">
      <style:text-properties fo:font-weight="normal" officeooo:rsid="000e94ef" officeooo:paragraph-rsid="000e94ef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normal" officeooo:rsid="000910e0" officeooo:paragraph-rsid="000910e0" style:font-weight-asian="normal" style:font-weight-complex="normal"/>
    </style:style>
    <style:style style:name="P9" style:family="paragraph" style:parent-style-name="Standard">
      <style:text-properties fo:font-style="italic" style:text-underline-style="solid" style:text-underline-width="auto" style:text-underline-color="font-color" fo:font-weight="normal" officeooo:rsid="000bbda0" officeooo:paragraph-rsid="000bbda0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color="#800080" loext:opacity="100%" fo:font-size="14pt" fo:font-style="normal" fo:font-weight="bold" officeooo:rsid="000910e0" officeooo:paragraph-rsid="000910e0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800080" loext:opacity="100%" fo:font-size="16pt" style:text-underline-style="none" fo:font-weight="bold" officeooo:rsid="000910e0" officeooo:paragraph-rsid="000910e0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6pt" fo:font-weight="bold" officeooo:rsid="000910e0" officeooo:paragraph-rsid="000910e0" style:font-size-asian="26pt" style:font-weight-asian="bold" style:font-size-complex="26pt" style:font-weight-complex="bold"/>
    </style:style>
    <style:style style:name="P13" style:family="paragraph" style:parent-style-name="Standard">
      <style:text-properties fo:color="#000000" loext:opacity="100%" fo:font-weight="normal" officeooo:rsid="000e94ef" officeooo:paragraph-rsid="000e94ef" style:font-weight-asian="normal" style:font-weight-complex="normal"/>
    </style:style>
    <style:style style:name="P14" style:family="paragraph" style:parent-style-name="Standard">
      <style:text-properties fo:color="#000000" loext:opacity="100%" fo:font-weight="normal" officeooo:rsid="0012159a" officeooo:paragraph-rsid="0012159a" style:font-weight-asian="normal" style:font-weight-complex="normal"/>
    </style:style>
    <style:style style:name="P15" style:family="paragraph" style:parent-style-name="Standard">
      <style:text-properties fo:color="#000000" loext:opacity="100%" fo:font-weight="normal" officeooo:rsid="00129a69" officeooo:paragraph-rsid="00129a69" style:font-weight-asian="normal" style:font-weight-complex="normal"/>
    </style:style>
    <style:style style:name="P16" style:family="paragraph" style:parent-style-name="Standard">
      <style:text-properties fo:color="#000000" loext:opacity="100%" fo:font-weight="normal" officeooo:rsid="0016dff2" officeooo:paragraph-rsid="0016dff2" style:font-weight-asian="normal" style:font-weight-complex="normal"/>
    </style:style>
    <style:style style:name="P17" style:family="paragraph" style:parent-style-name="Standard">
      <style:text-properties fo:color="#000000" loext:opacity="100%" fo:font-weight="normal" officeooo:rsid="001d2420" officeooo:paragraph-rsid="001d2420" style:font-weight-asian="normal" style:font-weight-complex="normal"/>
    </style:style>
    <style:style style:name="P18" style:family="paragraph" style:parent-style-name="Standard">
      <style:text-properties fo:color="#000000" loext:opacity="100%" fo:font-weight="normal" officeooo:rsid="001e85ad" officeooo:paragraph-rsid="001e85ad" style:font-weight-asian="normal" style:font-weight-complex="normal"/>
    </style:style>
    <style:style style:name="P19" style:family="paragraph" style:parent-style-name="Standard">
      <style:text-properties fo:color="#000000" loext:opacity="100%" fo:font-weight="normal" officeooo:rsid="00232e57" officeooo:paragraph-rsid="00232e57" style:font-weight-asian="normal" style:font-weight-complex="normal"/>
    </style:style>
    <style:style style:name="P20" style:family="paragraph" style:parent-style-name="Standard">
      <style:text-properties fo:color="#000000" loext:opacity="100%" fo:font-weight="bold" officeooo:rsid="0012159a" officeooo:paragraph-rsid="0012159a" style:font-weight-asian="bold" style:font-weight-complex="bold"/>
    </style:style>
    <style:style style:name="P21" style:family="paragraph" style:parent-style-name="Standard">
      <style:text-properties fo:color="#000000" loext:opacity="100%" fo:font-weight="bold" officeooo:rsid="00129a69" officeooo:paragraph-rsid="00129a69" style:font-weight-asian="bold" style:font-weight-complex="bold"/>
    </style:style>
    <style:style style:name="P22" style:family="paragraph" style:parent-style-name="Standard">
      <style:text-properties fo:color="#000000" loext:opacity="100%" fo:font-weight="bold" officeooo:rsid="001d2420" officeooo:paragraph-rsid="001d2420" style:font-weight-asian="bold" style:font-weight-complex="bold"/>
    </style:style>
    <style:style style:name="P23" style:family="paragraph" style:parent-style-name="Standard">
      <style:text-properties fo:color="#000000" loext:opacity="100%" fo:font-weight="bold" officeooo:rsid="001e85ad" officeooo:paragraph-rsid="001e85ad" style:font-weight-asian="bold" style:font-weight-complex="bold"/>
    </style:style>
    <style:style style:name="P24" style:family="paragraph" style:parent-style-name="Standard">
      <style:text-properties fo:color="#000000" loext:opacity="100%" fo:font-weight="bold" officeooo:rsid="00207c9c" officeooo:paragraph-rsid="00207c9c" style:font-weight-asian="bold" style:font-weight-complex="bold"/>
    </style:style>
    <style:style style:name="P25" style:family="paragraph" style:parent-style-name="Standard">
      <style:text-properties fo:color="#666666" loext:opacity="100%" fo:font-weight="normal" officeooo:rsid="00129a69" officeooo:paragraph-rsid="00129a69" style:font-weight-asian="normal" style:font-weight-complex="normal"/>
    </style:style>
    <style:style style:name="P26" style:family="paragraph" style:parent-style-name="Standard">
      <style:text-properties fo:color="#666666" loext:opacity="100%" fo:font-weight="normal" officeooo:rsid="001d2420" officeooo:paragraph-rsid="001d2420" style:font-weight-asian="normal" style:font-weight-complex="normal"/>
    </style:style>
    <style:style style:name="P27" style:family="paragraph" style:parent-style-name="Standard">
      <style:text-properties fo:color="#666666" loext:opacity="100%" fo:font-weight="normal" officeooo:rsid="001e85ad" officeooo:paragraph-rsid="001e85ad" style:font-weight-asian="normal" style:font-weight-complex="normal"/>
    </style:style>
    <style:style style:name="P28" style:family="paragraph" style:parent-style-name="Standard">
      <style:text-properties fo:color="#666666" loext:opacity="100%" fo:font-weight="normal" officeooo:rsid="00207c9c" officeooo:paragraph-rsid="00207c9c" style:font-weight-asian="normal" style:font-weight-complex="normal"/>
    </style:style>
    <style:style style:name="P29" style:family="paragraph" style:parent-style-name="Standard">
      <style:text-properties fo:color="#666666" loext:opacity="100%" fo:font-weight="normal" officeooo:rsid="00232e57" officeooo:paragraph-rsid="00232e57" style:font-weight-asian="normal" style:font-weight-complex="normal"/>
    </style:style>
    <style:style style:name="P30" style:family="paragraph" style:parent-style-name="Standard">
      <style:text-properties officeooo:rsid="000910e0" officeooo:paragraph-rsid="000910e0"/>
    </style:style>
    <style:style style:name="P31" style:family="paragraph" style:parent-style-name="Standard">
      <style:text-properties fo:font-weight="bold" officeooo:rsid="000910e0" officeooo:paragraph-rsid="000910e0" style:font-weight-asian="bold" style:font-weight-complex="bold"/>
    </style:style>
    <style:style style:name="P32" style:family="paragraph" style:parent-style-name="Standard">
      <style:text-properties fo:font-weight="bold" officeooo:rsid="000af338" officeooo:paragraph-rsid="000af338" style:font-weight-asian="bold" style:font-weight-complex="bold"/>
    </style:style>
    <style:style style:name="P33" style:family="paragraph" style:parent-style-name="Standard">
      <style:text-properties fo:color="#800080" loext:opacity="100%" fo:font-size="14pt" fo:font-weight="bold" officeooo:rsid="000af338" officeooo:paragraph-rsid="000af338" style:font-size-asian="14pt" style:font-weight-asian="bold" style:font-size-complex="14pt" style:font-weight-complex="bold"/>
    </style:style>
    <style:style style:name="P34" style:family="paragraph" style:parent-style-name="Standard">
      <style:text-properties fo:color="#666666" loext:opacity="100%" fo:font-weight="bold" officeooo:rsid="000bbda0" officeooo:paragraph-rsid="000bbda0" style:font-weight-asian="bold" style:font-weight-complex="bold"/>
    </style:style>
    <style:style style:name="P35" style:family="paragraph" style:parent-style-name="Standard">
      <style:text-properties fo:color="#666666" loext:opacity="100%" fo:font-weight="normal" officeooo:rsid="00232e57" officeooo:paragraph-rsid="00232e57" style:font-weight-asian="normal" style:font-weight-complex="normal"/>
    </style:style>
    <style:style style:name="P36" style:family="paragraph" style:parent-style-name="Standard">
      <style:text-properties fo:color="#666666" loext:opacity="100%" fo:font-weight="normal" officeooo:rsid="00291880" officeooo:paragraph-rsid="00291880" style:font-weight-asian="normal" style:font-weight-complex="normal"/>
    </style:style>
    <style:style style:name="P37" style:family="paragraph" style:parent-style-name="Standard">
      <style:text-properties fo:color="#000000" loext:opacity="100%" fo:font-weight="normal" officeooo:rsid="000e94ef" officeooo:paragraph-rsid="000e94ef" style:font-weight-asian="normal" style:font-weight-complex="normal"/>
    </style:style>
    <style:style style:name="P38" style:family="paragraph" style:parent-style-name="Standard">
      <style:text-properties fo:color="#000000" loext:opacity="100%" fo:font-weight="normal" officeooo:rsid="00291880" officeooo:paragraph-rsid="0029f0b9" style:font-weight-asian="normal" style:font-weight-complex="normal"/>
    </style:style>
    <style:style style:name="P39" style:family="paragraph" style:parent-style-name="Standard">
      <style:text-properties fo:color="#000000" loext:opacity="100%" fo:font-weight="bold" officeooo:rsid="00291880" officeooo:paragraph-rsid="00291880" style:font-weight-asian="bold" style:font-weight-complex="bold"/>
    </style:style>
    <style:style style:name="P40" style:family="paragraph" style:parent-style-name="Standard">
      <style:text-properties fo:color="#000000" loext:opacity="100%" fo:font-weight="bold" officeooo:rsid="00291880" officeooo:paragraph-rsid="0029f0b9" style:font-weight-asian="bold" style:font-weight-complex="bold"/>
    </style:style>
    <style:style style:name="P41" style:family="paragraph" style:parent-style-name="Standard">
      <style:text-properties fo:color="#000000" loext:opacity="100%" fo:font-weight="bold" officeooo:rsid="00291880" officeooo:paragraph-rsid="002acc61" style:font-weight-asian="bold" style:font-weight-complex="bold"/>
    </style:style>
    <style:style style:name="P42" style:family="paragraph" style:parent-style-name="Standard">
      <style:text-properties fo:color="#000000" loext:opacity="100%" fo:font-weight="bold" officeooo:rsid="002acc61" officeooo:paragraph-rsid="002acc61" style:font-weight-asian="bold" style:font-weight-complex="bold"/>
    </style:style>
    <style:style style:name="T1" style:family="text">
      <style:text-properties officeooo:rsid="000910e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bda0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af338" style:font-style-asian="italic" style:font-style-complex="italic"/>
    </style:style>
    <style:style style:name="T6" style:family="text">
      <style:text-properties fo:font-style="italic" officeooo:rsid="000bbda0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0bbda0" style:font-style-asian="italic" style:font-weight-asian="bold" style:font-style-complex="italic" style:font-weight-complex="bold"/>
    </style:style>
    <style:style style:name="T9" style:family="text">
      <style:text-properties officeooo:rsid="000bbda0"/>
    </style:style>
    <style:style style:name="T10" style:family="text">
      <style:text-properties fo:color="#666666" loext:opacity="100%"/>
    </style:style>
    <style:style style:name="T11" style:family="text">
      <style:text-properties fo:color="#666666" loext:opacity="100%" fo:font-weight="bold" style:font-weight-asian="bold" style:font-weight-complex="bold"/>
    </style:style>
    <style:style style:name="T12" style:family="text">
      <style:text-properties fo:color="#666666" loext:opacity="100%" fo:font-weight="bold" officeooo:rsid="000910e0" style:font-weight-asian="bold" style:font-weight-complex="bold"/>
    </style:style>
    <style:style style:name="T13" style:family="text">
      <style:text-properties fo:color="#666666" loext:opacity="100%" officeooo:rsid="001413f8"/>
    </style:style>
    <style:style style:name="T14" style:family="text">
      <style:text-properties fo:color="#666666" loext:opacity="100%" officeooo:rsid="0016dff2"/>
    </style:style>
    <style:style style:name="T15" style:family="text">
      <style:text-properties fo:color="#666666" loext:opacity="100%" officeooo:rsid="001704a8"/>
    </style:style>
    <style:style style:name="T16" style:family="text">
      <style:text-properties fo:color="#666666" loext:opacity="100%" officeooo:rsid="001a96e1"/>
    </style:style>
    <style:style style:name="T17" style:family="text">
      <style:text-properties fo:color="#666666" loext:opacity="100%" officeooo:rsid="001c6d6b"/>
    </style:style>
    <style:style style:name="T18" style:family="text">
      <style:text-properties officeooo:rsid="000d513c"/>
    </style:style>
    <style:style style:name="T19" style:family="text">
      <style:text-properties fo:color="#000000" loext:opacity="100%"/>
    </style:style>
    <style:style style:name="T20" style:family="text">
      <style:text-properties fo:color="#000000" loext:opacity="100%" fo:font-weight="bold" style:font-weight-asian="bold" style:font-weight-complex="bold"/>
    </style:style>
    <style:style style:name="T21" style:family="text">
      <style:text-properties fo:color="#000000" loext:opacity="100%" officeooo:rsid="00221f82"/>
    </style:style>
    <style:style style:name="T22" style:family="text">
      <style:text-properties officeooo:rsid="0012250c"/>
    </style:style>
    <style:style style:name="T23" style:family="text">
      <style:text-properties officeooo:rsid="001413f8"/>
    </style:style>
    <style:style style:name="T24" style:family="text">
      <style:text-properties officeooo:rsid="0016dff2"/>
    </style:style>
    <style:style style:name="T25" style:family="text">
      <style:text-properties officeooo:rsid="001704a8"/>
    </style:style>
    <style:style style:name="T26" style:family="text">
      <style:text-properties officeooo:rsid="001b4e05"/>
    </style:style>
    <style:style style:name="T27" style:family="text">
      <style:text-properties officeooo:rsid="001c6d6b"/>
    </style:style>
    <style:style style:name="T28" style:family="text">
      <style:text-properties officeooo:rsid="00206579"/>
    </style:style>
    <style:style style:name="T29" style:family="text">
      <style:text-properties officeooo:rsid="00221f82"/>
    </style:style>
    <style:style style:name="T30" style:family="text">
      <style:text-properties officeooo:rsid="00261735"/>
    </style:style>
    <style:style style:name="T31" style:family="text">
      <style:text-properties officeooo:rsid="00286431"/>
    </style:style>
    <style:style style:name="T32" style:family="text">
      <style:text-properties officeooo:rsid="00289d18"/>
    </style:style>
    <style:style style:name="T33" style:family="text">
      <style:text-properties officeooo:rsid="0029f0b9"/>
    </style:style>
    <style:style style:name="T34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Bash</text:p>
      <text:p text:style-name="P2"/>
      <text:p text:style-name="P11">Setup</text:p>
      <text:p text:style-name="P8"/>
      <text:p text:style-name="P1">1. <text:span text:style-name="T7">Where is the bash shell?</text:span></text:p>
      <text:p text:style-name="P1">$ which bash</text:p>
      <text:p text:style-name="P2"><text:span text:style-name="T1">→ </text:span><text:span text:style-name="T12">/bin/bash</text:span></text:p>
      <text:p text:style-name="P2"/>
      <text:p text:style-name="P1">2. <text:span text:style-name="T7">Create bash-file with editor of choose (here nano):</text:span></text:p>
      <text:p text:style-name="P1">$ nano <text:span text:style-name="T4">&lt;</text:span><text:span text:style-name="T5">s</text:span><text:span text:style-name="T4">criptname&gt;</text:span>.sh</text:p>
      <text:p text:style-name="P1"/>
      <text:p text:style-name="P1">3. <text:span text:style-name="T7">Start scripting with “Shebang” declaration:</text:span></text:p>
      <text:p text:style-name="P1">#!/bin/bash </text:p>
      <text:p text:style-name="P1">……</text:p>
      <text:p text:style-name="P1"/>
      <text:p text:style-name="P1">4. <text:span text:style-name="T7">Write content!</text:span></text:p>
      <text:p text:style-name="P31"/>
      <text:p text:style-name="P33">Execution</text:p>
      <text:p text:style-name="P32"/>
      <text:p text:style-name="P4">$ bash &lt;scriptname&gt;</text:p>
      <text:p text:style-name="P4">or</text:p>
      <text:p text:style-name="P5"><text:span text:style-name="T8">Make sure file is executable:</text:span><text:span text:style-name="T6"> </text:span></text:p>
      <text:p text:style-name="P5">$ chmod +x <text:span text:style-name="T4">&lt;scriptname&gt; </text:span></text:p>
      <text:p text:style-name="P5"><text:span text:style-name="T3">Execute bash-script file:</text:span><text:span text:style-name="T9"> </text:span></text:p>
      <text:p text:style-name="P5">$ ./<text:span text:style-name="T4">&lt;scriptname&gt;</text:span></text:p>
      <text:p text:style-name="P31"/>
      <text:p text:style-name="P31"/>
      <text:p text:style-name="P10">Syntax</text:p>
      <text:p text:style-name="P31"/>
      <text:p text:style-name="P3">Declare variable</text:p>
      <text:p text:style-name="P6">variable=…..</text:p>
      <text:p text:style-name="P6"/>
      <text:p text:style-name="P3"><text:span text:style-name="T22">Prompt</text:span> User <text:span text:style-name="T22">fot i</text:span>nput and declare input to variable</text:p>
      <text:p text:style-name="P6">read &lt;variable&gt;</text:p>
      <text:p text:style-name="P6">f.e. </text:p>
      <text:p text:style-name="P6">read name</text:p>
      <text:p text:style-name="P6">echo $name</text:p>
      <text:p text:style-name="P6"/>
      <text:p text:style-name="P3">Assign script execution argument to variable</text:p>
      <text:p text:style-name="P6">&lt;variable&gt;=$1 (where $1 is a position parameter a.k.a. argument)</text:p>
      <text:p text:style-name="P6">fe.: </text:p>
      <text:p text:style-name="P9">Bash.Script file “GetName.sh” code:</text:p>
      <text:p text:style-name="P6">name=$1</text:p>
      <text:p text:style-name="P6">dogname=$2</text:p>
      <text:p text:style-name="P6">echo Hello $1 and $2!</text:p>
      <text:p text:style-name="P9">Execution:</text:p>
      <text:p text:style-name="P6">./GetName Is<text:span text:style-name="T18">a</text:span>belle Wuffi</text:p>
      <text:p text:style-name="P9">Terminal Output:</text:p>
      <text:p text:style-name="P6">→ <text:span text:style-name="T11">Hello Isabelle and Wuffi!</text:span></text:p>
      <text:p text:style-name="P34"/>
      <text:p text:style-name="P7"><text:soft-page-break/><text:span text:style-name="T20">Assign command output to variable</text:span><text:span text:style-name="T11"> </text:span></text:p>
      <text:p text:style-name="P13">user=$(whoami) or date=$(date) ord whereami=$(pwd)</text:p>
      <text:p text:style-name="P13"/>
      <text:p text:style-name="P13"><text:span text:style-name="T2">Script to write the output into a file</text:span> <text:s/></text:p>
      <text:p text:style-name="P13"><text:span text:style-name="T30">#</text:span>Create output file, override if already present <text:s/></text:p>
      <text:p text:style-name="P13">output=output_file.txt <text:s/></text:p>
      <text:p text:style-name="P13">#Write data to a file <text:s/></text:p>
      <text:p text:style-name="P13">ls &gt; $output <text:s/></text:p>
      <text:p text:style-name="P13">#<text:span text:style-name="T31">Wrtite another data to file</text:span></text:p>
      <text:p text:style-name="P13">uname -a &gt;&gt; $output <text:s/></text:p>
      <text:p text:style-name="P13">#Checking the content of the file <text:s/></text:p>
      <text:p text:style-name="P13">gedit output_file.txt <text:s/></text:p>
      <text:p text:style-name="P13">#Printing the content of the file <text:s/></text:p>
      <text:p text:style-name="P13">cat $output <text:s/></text:p>
      <text:p text:style-name="P13"><text:span text:style-name="T32">#O</text:span>verride the content of the file, just like the &gt; operator but also print the output on the screen</text:p>
      <text:p text:style-name="P13">ls | tee $output</text:p>
      <text:p text:style-name="P13"/>
      <text:p text:style-name="P13"/>
      <text:p text:style-name="P13"/>
      <text:p text:style-name="P20">Math</text:p>
      <text:p text:style-name="P14">$ <text:span text:style-name="T10">echo $((…..))</text:span></text:p>
      <text:p text:style-name="P14">fe. $ <text:span text:style-name="T10">echo $((5 + 5))</text:span></text:p>
      <text:p text:style-name="P14"><text:span text:style-name="T4">explanation: </text:span>We say bash this is a expression with $() and than we say bash this is a math problem we need another expression with ()</text:p>
      <text:p text:style-name="P14"/>
      <text:p text:style-name="P21">Conditions</text:p>
      <text:p text:style-name="P15">$ <text:span text:style-name="T10">if [[ $&lt;variable == “y” ]]; then</text:span></text:p>
      <text:p text:style-name="P15"><text:tab/>..do <text:span text:style-name="T10">something</text:span>, <text:span text:style-name="T23">fe.: </text:span><text:span text:style-name="T13">echo “hi”</text:span></text:p>
      <text:p text:style-name="P25">else</text:p>
      <text:p text:style-name="P15"><text:tab/>… do <text:span text:style-name="T10">som</text:span><text:span text:style-name="T13">e</text:span><text:span text:style-name="T10">thing</text:span>, <text:span text:style-name="T23">f.e.: </text:span><text:span text:style-name="T13">value=30</text:span></text:p>
      <text:p text:style-name="P16"><text:span text:style-name="T13">f</text:span><text:span text:style-name="T10">i</text:span></text:p>
      <text:p text:style-name="P16"/>
      <text:p text:style-name="P15"><text:span text:style-name="T4">explanation: </text:span>We can evaluate something with <text:span text:style-name="T10">[[ … ]];</text:span><text:span text:style-name="T14">then</text:span><text:span text:style-name="T10"> </text:span><text:span text:style-name="T24">and with</text:span><text:span text:style-name="T14"> fi</text:span><text:span text:style-name="T24"> that it is over. </text:span><text:span text:style-name="T25">In the evaluation also - </text:span><text:span text:style-name="T15">|| </text:span><text:span text:style-name="T25">or </text:span><text:span text:style-name="T16">&amp;&amp;</text:span><text:span text:style-name="T15"> </text:span><text:span text:style-name="T25">- is possible. </text:span><text:span text:style-name="T26">Nested statements are possible. </text:span><text:span text:style-name="T17">elif</text:span><text:span text:style-name="T27"> for else-if is possible.</text:span></text:p>
      <text:p text:style-name="P17"/>
      <text:p text:style-name="P22">Case-statements</text:p>
      <text:p text:style-name="P26">Case &amp;var in</text:p>
      <text:p text:style-name="P26"><text:tab/>1)</text:p>
      <text:p text:style-name="P26"><text:tab/><text:tab/>type=”A”</text:p>
      <text:p text:style-name="P26"><text:tab/><text:tab/>num=3</text:p>
      <text:p text:style-name="P26"><text:tab/>2)</text:p>
      <text:p text:style-name="P26"><text:tab/><text:tab/>type=”B”</text:p>
      <text:p text:style-name="P26"><text:tab/><text:tab/>num=1</text:p>
      <text:p text:style-name="P26">esac</text:p>
      <text:p text:style-name="P26"/>
      <text:p text:style-name="P26">echo “Hi $type your number is $num!”</text:p>
      <text:p text:style-name="P15"/>
      <text:p text:style-name="P23">While-Do / <text:span text:style-name="T28">Until </text:span>Loop</text:p>
      <text:p text:style-name="P27">while/<text:span text:style-name="T28">until</text:span> [[….]]</text:p>
      <text:p text:style-name="P27">do</text:p>
      <text:p text:style-name="P18"><text:tab/>...do something like<text:span text:style-name="T10"> echo “HI”</text:span></text:p>
      <text:p text:style-name="P27">done</text:p>
      <text:p text:style-name="P27"><text:soft-page-break/></text:p>
      <text:p text:style-name="P24">For Loop:</text:p>
      <text:p text:style-name="P28">for &lt;var&gt; <text:s/>in <text:s/>1 2 3 4 5 6 <text:span text:style-name="T19">or</text:span> {1..10}; <text:span text:style-name="T19">or </text:span>string1 string2 string3 <text:span text:style-name="T21">or</text:span><text:span text:style-name="T29"> $(cat cities.txt) </text:span><text:span text:style-name="T21"><text:s/></text:span><text:span text:style-name="T19">(x becomes what stands there)</text:span></text:p>
      <text:p text:style-name="P28">do</text:p>
      <text:p text:style-name="P28"><text:tab/>...something</text:p>
      <text:p text:style-name="P28">done</text:p>
      <text:p text:style-name="P28"/>
      <text:p text:style-name="P19">Run Command</text:p>
      <text:p text:style-name="P29"><text:span text:style-name="T19">$</text:span> $(command)</text:p>
      <text:p text:style-name="P29"><text:span text:style-name="T19">i.e.: </text:span>$(curl <text:a xlink:type="simple" xlink:href="http://www.google.com/" text:style-name="Internet_20_link" text:visited-style-name="Visited_20_Internet_20_Link">www.google.com</text:a>)</text:p>
      <text:p text:style-name="P29"/>
      <text:p text:style-name="P39">Check if variable is not set</text:p>
      <text:p text:style-name="P36">[ -z "$var" ]</text:p>
      <text:p text:style-name="P39">Check if variable is set</text:p>
      <text:p text:style-name="P36">[ -n "$var" ]</text:p>
      <text:p text:style-name="P40">Check <text:span text:style-name="T33">presence</text:span> <text:span text:style-name="T33">of a </text:span>variable</text:p>
      <text:p text:style-name="P40">[[ -v foo ]]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2"><text:soft-page-break/>Examples:</text:p>
      <text:p text:style-name="P41"/>
      <text:p text:style-name="P42">Automate</text:p>
      <text:p text:style-name="P42"><text:a xlink:type="simple" xlink:href="https://null-byte.wonderhowto.com/how-to/write-your-own-bash-script-automate-recon-0302808/" text:style-name="Internet_20_link" text:visited-style-name="Visited_20_Internet_20_Link"><text:span text:style-name="T34">https://null-byte.wonderhowto.com/how-to/write-your-own-bash-script-automate-recon-0302808/</text:span></text:a></text:p>
      <text:p text:style-name="P42"/>
      <text:p text:style-name="P38">#!/bin/bash</text:p>
      <text:p text:style-name="P38">if [ -z "$1" ]</text:p>
      <text:p text:style-name="P38">then</text:p>
      <text:p text:style-name="P38"><text:s text:c="8"/>echo "Usage: ./recon.sh &lt;IP&gt;"</text:p>
      <text:p text:style-name="P38"><text:s text:c="8"/>exit 1</text:p>
      <text:p text:style-name="P38">fi</text:p>
      <text:p text:style-name="P38"/>
      <text:p text:style-name="P38">printf "\n----- NMAP -----\n\n" &gt; results</text:p>
      <text:p text:style-name="P38"/>
      <text:p text:style-name="P38">echo "Running Nmap..."</text:p>
      <text:p text:style-name="P38">nmap $1 | tail -n +5 | head -n -3 &gt;&gt; results</text:p>
      <text:p text:style-name="P38"/>
      <text:p text:style-name="P38">while read line</text:p>
      <text:p text:style-name="P38">do</text:p>
      <text:p text:style-name="P38"><text:s text:c="8"/>if [[ $line == *open* ]] &amp;&amp; [[ $line == *http* ]]</text:p>
      <text:p text:style-name="P38"><text:s text:c="8"/>then</text:p>
      <text:p text:style-name="P38"><text:s text:c="16"/>echo "Running Gobuster..."</text:p>
      <text:p text:style-name="P38"><text:s text:c="16"/>gobuster dir -u $1 -w /usr/share/wordlists/dirb/common.txt -qz &gt; temp1</text:p>
      <text:p text:style-name="P38"/>
      <text:p text:style-name="P38"><text:s text:c="8"/>echo "Running WhatWeb..."</text:p>
      <text:p text:style-name="P38"><text:s text:c="8"/>whatweb $1 -v &gt; temp2</text:p>
      <text:p text:style-name="P38"><text:s text:c="8"/>fi</text:p>
      <text:p text:style-name="P38">done &lt; results</text:p>
      <text:p text:style-name="P38"/>
      <text:p text:style-name="P38">if [ -e temp1 ]</text:p>
      <text:p text:style-name="P38">then</text:p>
      <text:p text:style-name="P38"><text:s text:c="8"/>printf "\n----- DIRS -----\n\n" &gt;&gt; results</text:p>
      <text:p text:style-name="P38"><text:s text:c="8"/>cat temp1 &gt;&gt; results</text:p>
      <text:p text:style-name="P38"><text:s text:c="8"/>rm temp1</text:p>
      <text:p text:style-name="P38">fi</text:p>
      <text:p text:style-name="P38"/>
      <text:p text:style-name="P38">if [ -e temp2 ]</text:p>
      <text:p text:style-name="P38">then</text:p>
      <text:p text:style-name="P38"><text:s text:c="4"/>printf "\n----- WEB -----\n\n" &gt;&gt; results</text:p>
      <text:p text:style-name="P38"><text:s text:c="8"/>cat temp2 &gt;&gt; results</text:p>
      <text:p text:style-name="P38"><text:s text:c="8"/>rm temp2</text:p>
      <text:p text:style-name="P38">fi</text:p>
      <text:p text:style-name="P38"/>
      <text:p text:style-name="P38">cat result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neue-haas-unica" svg:font-family="neue-haas-unica, sans-serif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4.1.2$Linux_X86_64 LibreOffice_project/40$Build-2</meta:generator>
    <dc:date>2022-10-16T15:20:07.705179083</dc:date>
    <meta:editing-duration>PT2H29M39S</meta:editing-duration>
    <meta:editing-cycles>30</meta:editing-cycles>
    <meta:document-statistic meta:table-count="0" meta:image-count="0" meta:object-count="0" meta:page-count="4" meta:paragraph-count="127" meta:word-count="504" meta:character-count="3041" meta:non-whitespace-character-count="2491"/>
  </office:meta>
</office:document-meta>
</file>